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B700000488443ECC0C7B08489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39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665cm" svg:height="10.244cm" svg:x="0.2cm" svg:y="0.028cm">
          <draw:image xlink:href="Pictures/10000201000003B700000488443ECC0C7B08489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30T14:08:01.411867393</dc:date>
    <meta:editing-duration>PT2M53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